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5.708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2.519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905cm"/>
    </style:style>
    <style:style style:name="Table1.4" style:family="table-row">
      <style:table-row-properties style:min-row-height="1.66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249cm"/>
    </style:style>
    <style:style style:name="Table3.B" style:family="table-column">
      <style:table-column-properties style:column-width="4.251cm"/>
    </style:style>
    <style:style style:name="Table3.C" style:family="table-column">
      <style:table-column-properties style:column-width="4.411cm"/>
    </style:style>
    <style:style style:name="Table3.D" style:family="table-column">
      <style:table-column-properties style:column-width="4.1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5093a" officeooo:paragraph-rsid="001509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093a" officeooo:paragraph-rsid="0015093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63604" officeooo:paragraph-rsid="00163604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aa127" officeooo:paragraph-rsid="001aa12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b5ba5" officeooo:paragraph-rsid="001b5ba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ab4d2" officeooo:paragraph-rsid="001ab4d2"/>
    </style:style>
    <style:style style:name="P7" style:family="paragraph" style:parent-style-name="Standard">
      <style:paragraph-properties fo:text-align="start" style:justify-single-word="false"/>
      <style:text-properties officeooo:rsid="001ab4d2" officeooo:paragraph-rsid="001b5ba5"/>
    </style:style>
    <style:style style:name="P8" style:family="paragraph" style:parent-style-name="Standard">
      <style:paragraph-properties fo:text-align="start" style:justify-single-word="false"/>
      <style:text-properties officeooo:rsid="001b5ba5" officeooo:paragraph-rsid="001b5ba5"/>
    </style:style>
    <style:style style:name="P9" style:family="paragraph" style:parent-style-name="Table_20_Contents">
      <style:paragraph-properties fo:text-align="center" style:justify-single-word="false"/>
      <style:text-properties officeooo:rsid="0015093a" officeooo:paragraph-rsid="0015093a"/>
    </style:style>
    <style:style style:name="P10" style:family="paragraph" style:parent-style-name="Table_20_Contents">
      <style:paragraph-properties fo:text-align="start" style:justify-single-word="false"/>
      <style:text-properties officeooo:rsid="0015093a" officeooo:paragraph-rsid="0015093a"/>
    </style:style>
    <style:style style:name="P11" style:family="paragraph" style:parent-style-name="Table_20_Contents">
      <style:paragraph-properties fo:text-align="center" style:justify-single-word="false"/>
      <style:text-properties officeooo:rsid="001587fe" officeooo:paragraph-rsid="001587fe"/>
    </style:style>
    <style:style style:name="P12" style:family="paragraph" style:parent-style-name="Table_20_Contents">
      <style:paragraph-properties fo:text-align="start" style:justify-single-word="false"/>
      <style:text-properties officeooo:rsid="001587fe" officeooo:paragraph-rsid="001587fe"/>
    </style:style>
    <style:style style:name="P13" style:family="paragraph" style:parent-style-name="Table_20_Contents">
      <style:paragraph-properties fo:text-align="start" style:justify-single-word="false"/>
      <style:text-properties officeooo:rsid="001587fe" officeooo:paragraph-rsid="0015fd22"/>
    </style:style>
    <style:style style:name="P14" style:family="paragraph" style:parent-style-name="Table_20_Contents">
      <style:paragraph-properties fo:text-align="start" style:justify-single-word="false"/>
      <style:text-properties officeooo:rsid="001587fe" officeooo:paragraph-rsid="0017d391"/>
    </style:style>
    <style:style style:name="P15" style:family="paragraph" style:parent-style-name="Table_20_Contents">
      <style:paragraph-properties fo:text-align="start" style:justify-single-word="false"/>
      <style:text-properties officeooo:rsid="001587fe" officeooo:paragraph-rsid="00192ab8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15fd22" officeooo:paragraph-rsid="0015fd22"/>
    </style:style>
    <style:style style:name="P18" style:family="paragraph" style:parent-style-name="Table_20_Contents">
      <style:paragraph-properties fo:text-align="start" style:justify-single-word="false"/>
      <style:text-properties officeooo:rsid="0015fd22" officeooo:paragraph-rsid="0015fd22"/>
    </style:style>
    <style:style style:name="P19" style:family="paragraph" style:parent-style-name="Table_20_Contents">
      <style:paragraph-properties fo:text-align="start" style:justify-single-word="false"/>
      <style:text-properties officeooo:rsid="0015fd22" officeooo:paragraph-rsid="0017d391"/>
    </style:style>
    <style:style style:name="P20" style:family="paragraph" style:parent-style-name="Table_20_Contents">
      <style:paragraph-properties fo:text-align="start" style:justify-single-word="false"/>
      <style:text-properties officeooo:rsid="00163604" officeooo:paragraph-rsid="00163604"/>
    </style:style>
    <style:style style:name="P21" style:family="paragraph" style:parent-style-name="Table_20_Contents">
      <style:paragraph-properties fo:text-align="start" style:justify-single-word="false"/>
      <style:text-properties officeooo:rsid="00163604" officeooo:paragraph-rsid="0017d391"/>
    </style:style>
    <style:style style:name="P22" style:family="paragraph" style:parent-style-name="Table_20_Contents">
      <style:paragraph-properties fo:text-align="start" style:justify-single-word="false"/>
      <style:text-properties officeooo:rsid="00163604" officeooo:paragraph-rsid="0018f1c0"/>
    </style:style>
    <style:style style:name="P23" style:family="paragraph" style:parent-style-name="Table_20_Contents">
      <style:paragraph-properties fo:text-align="start" style:justify-single-word="false"/>
      <style:text-properties officeooo:rsid="00163604" officeooo:paragraph-rsid="00192ab8"/>
    </style:style>
    <style:style style:name="P24" style:family="paragraph" style:parent-style-name="Table_20_Contents">
      <style:paragraph-properties fo:text-align="start" style:justify-single-word="false"/>
      <style:text-properties officeooo:rsid="00163604" officeooo:paragraph-rsid="001aa127"/>
    </style:style>
    <style:style style:name="P25" style:family="paragraph" style:parent-style-name="Table_20_Contents">
      <style:paragraph-properties fo:text-align="center" style:justify-single-word="false"/>
      <style:text-properties officeooo:rsid="00163604" officeooo:paragraph-rsid="00163604"/>
    </style:style>
    <style:style style:name="P26" style:family="paragraph" style:parent-style-name="Table_20_Contents">
      <style:paragraph-properties fo:text-align="start" style:justify-single-word="false"/>
      <style:text-properties officeooo:rsid="0017d391" officeooo:paragraph-rsid="0017d391"/>
    </style:style>
    <style:style style:name="P27" style:family="paragraph" style:parent-style-name="Table_20_Contents">
      <style:paragraph-properties fo:text-align="start" style:justify-single-word="false"/>
      <style:text-properties officeooo:rsid="0018f1c0" officeooo:paragraph-rsid="0018f1c0"/>
    </style:style>
    <style:style style:name="P28" style:family="paragraph" style:parent-style-name="Table_20_Contents">
      <style:paragraph-properties fo:text-align="start" style:justify-single-word="false"/>
      <style:text-properties officeooo:rsid="0018f1c0" officeooo:paragraph-rsid="00192ab8"/>
    </style:style>
    <style:style style:name="P29" style:family="paragraph" style:parent-style-name="Table_20_Contents">
      <style:paragraph-properties fo:text-align="start" style:justify-single-word="false"/>
      <style:text-properties officeooo:rsid="0018f1c0" officeooo:paragraph-rsid="001aa127"/>
    </style:style>
    <style:style style:name="P30" style:family="paragraph" style:parent-style-name="Table_20_Contents">
      <style:paragraph-properties fo:text-align="start" style:justify-single-word="false"/>
      <style:text-properties officeooo:rsid="00192ab8" officeooo:paragraph-rsid="00192ab8"/>
    </style:style>
    <style:style style:name="P31" style:family="paragraph" style:parent-style-name="Table_20_Contents">
      <style:paragraph-properties fo:text-align="start" style:justify-single-word="false"/>
      <style:text-properties officeooo:rsid="001aa127" officeooo:paragraph-rsid="001aa127"/>
    </style:style>
    <style:style style:name="P32" style:family="paragraph" style:parent-style-name="Table_20_Contents">
      <style:paragraph-properties fo:text-align="start" style:justify-single-word="false"/>
      <style:text-properties officeooo:rsid="001ab4d2" officeooo:paragraph-rsid="001ab4d2"/>
    </style:style>
    <style:style style:name="P33" style:family="paragraph" style:parent-style-name="Table_20_Contents">
      <style:paragraph-properties fo:text-align="start" style:justify-single-word="false"/>
      <style:text-properties officeooo:rsid="001ab4d2" officeooo:paragraph-rsid="001b5ba5"/>
    </style:style>
    <style:style style:name="P34" style:family="paragraph" style:parent-style-name="Table_20_Contents">
      <style:paragraph-properties fo:text-align="start" style:justify-single-word="false"/>
      <style:text-properties officeooo:rsid="001b5ba5" officeooo:paragraph-rsid="001b5ba5"/>
    </style:style>
    <style:style style:name="P35" style:family="paragraph" style:parent-style-name="Table_20_Contents">
      <style:paragraph-properties fo:text-align="start" style:justify-single-word="false"/>
      <style:text-properties officeooo:rsid="001c8423" officeooo:paragraph-rsid="001c8423"/>
    </style:style>
    <style:style style:name="P36" style:family="paragraph" style:parent-style-name="Table_20_Contents">
      <style:paragraph-properties fo:text-align="start" style:justify-single-word="false"/>
      <style:text-properties officeooo:rsid="001d067d" officeooo:paragraph-rsid="001d067d"/>
    </style:style>
    <style:style style:name="P37" style:family="paragraph" style:parent-style-name="Table_20_Contents">
      <style:paragraph-properties fo:text-align="start" style:justify-single-word="false"/>
      <style:text-properties officeooo:rsid="001d067d" officeooo:paragraph-rsid="001ec387"/>
    </style:style>
    <style:style style:name="P38" style:family="paragraph" style:parent-style-name="Table_20_Contents">
      <style:paragraph-properties fo:text-align="start" style:justify-single-word="false"/>
      <style:text-properties officeooo:rsid="001ec387" officeooo:paragraph-rsid="001ec387"/>
    </style:style>
    <style:style style:name="T1" style:family="text">
      <style:text-properties officeooo:rsid="0015fd22"/>
    </style:style>
    <style:style style:name="T2" style:family="text">
      <style:text-properties officeooo:rsid="00163604"/>
    </style:style>
    <style:style style:name="T3" style:family="text">
      <style:text-properties officeooo:rsid="0017d391"/>
    </style:style>
    <style:style style:name="T4" style:family="text">
      <style:text-properties officeooo:rsid="0018f1c0"/>
    </style:style>
    <style:style style:name="T5" style:family="text">
      <style:text-properties officeooo:rsid="00192ab8"/>
    </style:style>
    <style:style style:name="T6" style:family="text">
      <style:text-properties officeooo:rsid="001aa127"/>
    </style:style>
    <style:style style:name="T7" style:family="text">
      <style:text-properties officeooo:rsid="001b5ba5"/>
    </style:style>
    <style:style style:name="T8" style:family="text">
      <style:text-properties officeooo:rsid="001d067d"/>
    </style:style>
    <style:style style:name="T9" style:family="text">
      <style:text-properties officeooo:rsid="001ec3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 Cases for Sign Up Process</text:p>
      <text:p text:style-name="P1"/>
      <text:p text:style-name="P3">Test cases for name valid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r.No</text:p>
          </table:table-cell>
          <table:table-cell table:style-name="Table1.A1" office:value-type="string">
            <text:p text:style-name="P10">Testcase</text:p>
          </table:table-cell>
          <table:table-cell table:style-name="Table1.A1" office:value-type="string">
            <text:p text:style-name="P10">Function</text:p>
          </table:table-cell>
          <table:table-cell table:style-name="Table1.D1" office:value-type="string">
            <text:p text:style-name="P10">Result</text:p>
          </table:table-cell>
        </table:table-row>
        <table:table-row table:style-name="Table1.2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Name is Empty or Not</text:p>
          </table:table-cell>
          <table:table-cell table:style-name="Table1.A2" office:value-type="string">
            <text:p text:style-name="P10">{</text:p>
            <text:p text:style-name="P10"/>
            <text:p text:style-name="P10"/>
            <text:p text:style-name="P10">}</text:p>
          </table:table-cell>
          <table:table-cell table:style-name="Table1.D2" office:value-type="string">
            <text:p text:style-name="P10">Fail</text:p>
          </table:table-cell>
        </table:table-row>
        <table:table-row table:style-name="Table1.3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2">Name is Empty or Not</text:p>
          </table:table-cell>
          <table:table-cell table:style-name="Table1.A2" office:value-type="string">
            <text:p text:style-name="P12">if(“<text:span text:style-name="T1">name </text:span>is Empty”)</text:p>
            <text:p text:style-name="P18"><text:s text:c="2"/>alert(“Name is required”)</text:p>
            <text:p text:style-name="P13">else</text:p>
            <text:p text:style-name="P13"><text:span text:style-name="T1"><text:s text:c="2"/>return true</text:span> <text:s text:c="25"/></text:p>
          </table:table-cell>
          <table:table-cell table:style-name="Table1.D2" office:value-type="string">
            <text:p text:style-name="P12">Pass</text:p>
          </table:table-cell>
        </table:table-row>
        <table:table-row table:style-name="Table1.4"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>Name contain <text:span text:style-name="T1">Numbers</text:span></text:p>
          </table:table-cell>
          <table:table-cell table:style-name="Table1.A2" office:value-type="string">
            <text:p text:style-name="P12">if(“<text:span text:style-name="T1">name </text:span>is Empty”)</text:p>
            <text:p text:style-name="P18"><text:s text:c="2"/>alert(“Name is required”)</text:p>
            <text:p text:style-name="P14">else</text:p>
            <text:p text:style-name="P14"><text:span text:style-name="T3">if(“Name contains Numbers”)</text:span></text:p>
            <text:p text:style-name="P13"><text:s text:c="2"/><text:span text:style-name="T3">alert(“Invalid Name”)</text:span></text:p>
            <text:p text:style-name="P26">else</text:p>
            <text:p text:style-name="P14"><text:span text:style-name="T1"><text:s text:c="2"/>return true</text:span> <text:s text:c="23"/></text:p>
          </table:table-cell>
          <table:table-cell table:style-name="Table1.D2" office:value-type="string">
            <text:p text:style-name="P18">Fail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8">Name contain spaces</text:p>
          </table:table-cell>
          <table:table-cell table:style-name="Table1.A2" office:value-type="string">
            <text:p text:style-name="P14">if(“<text:span text:style-name="T1">name </text:span>is Empty”)</text:p>
            <text:p text:style-name="P19"><text:s text:c="2"/>alert(“Name is required”)</text:p>
            <text:p text:style-name="P14">else</text:p>
            <text:p text:style-name="P14"><text:span text:style-name="T3">if(“Name contains Numbers”)</text:span></text:p>
            <text:p text:style-name="P14"><text:s text:c="2"/><text:span text:style-name="T3">alert(“Invalid Name”)</text:span></text:p>
            <text:p text:style-name="P26">else</text:p>
            <text:p text:style-name="P19"><text:s text:c="2"/>if<text:span text:style-name="T2">(“Name contains spaces”)</text:span></text:p>
            <text:p text:style-name="P14"><text:span text:style-name="T1"><text:s text:c="4"/>alert(“Invalid Name”)</text:span></text:p>
            <text:p text:style-name="P14"><text:s text:c="2"/><text:span text:style-name="T3">else</text:span></text:p>
            <text:p text:style-name="P21"><text:s text:c="5"/>if(“Name <text:span text:style-name="T5">not</text:span> contains alphabates”)<text:span text:style-name="T5">{</text:span></text:p>
            <text:p text:style-name="P23"><text:s text:c="6"/>alert(“Invalid Name”)</text:p>
            <text:p text:style-name="P21"><text:s text:c="4"/>else</text:p>
            <text:p text:style-name="P15"><text:span text:style-name="T2"><text:s text:c="2"/></text:span><text:s text:c="5"/><text:span text:style-name="T2">return true</text:span></text:p>
          </table:table-cell>
          <table:table-cell table:style-name="Table1.D2" office:value-type="string">
            <text:p text:style-name="P20">Fail</text:p>
          </table:table-cell>
        </table:table-row>
        <table:table-row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20">Name contains only alphabates</text:p>
          </table:table-cell>
          <table:table-cell table:style-name="Table1.A2" office:value-type="string">
            <text:p text:style-name="P14">if(“<text:span text:style-name="T1">name </text:span>is Empty”)</text:p>
            <text:p text:style-name="P19"><text:s text:c="2"/>alert(“Name is required”)</text:p>
            <text:p text:style-name="P14">else</text:p>
            <text:p text:style-name="P14"><text:span text:style-name="T3">if(“Name contains Numbers”)</text:span></text:p>
            <text:p text:style-name="P14"><text:s text:c="2"/><text:span text:style-name="T3">alert(“Invalid Name”)</text:span></text:p>
            <text:p text:style-name="P26">else</text:p>
            <text:p text:style-name="P19"><text:s text:c="2"/>if<text:span text:style-name="T2">(“Name contains spaces”)</text:span></text:p>
            <text:p text:style-name="P14"><text:span text:style-name="T1"><text:s text:c="4"/>alert(“Invalid Name”)</text:span></text:p>
            <text:p text:style-name="P14"><text:s text:c="2"/><text:span text:style-name="T3">else</text:span></text:p>
            <text:p text:style-name="P21"><text:s text:c="4"/>if(“Name contains <text:s text:c="2"/>alphabates”)</text:p>
            <text:p text:style-name="P14"><text:span text:style-name="T2"><text:s text:c="6"/>alert(“Invalid Name”)</text:span></text:p>
            <text:p text:style-name="P14"><text:s text:c="4"/><text:span text:style-name="T3">else</text:span></text:p>
            <text:p text:style-name="P14"><text:s text:c="6"/><text:span text:style-name="T2">return true</text:span> </text:p>
          </table:table-cell>
          <table:table-cell table:style-name="Table1.D2" office:value-type="string">
            <text:p text:style-name="P20">Pass</text:p>
          </table:table-cell>
        </table:table-row>
      </table:table>
      <text:p text:style-name="P2"/>
      <text:p text:style-name="P2"><text:soft-page-break/></text:p>
      <text:p text:style-name="P3">Test cases for Email: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0">Sr. No</text:p>
          </table:table-cell>
          <table:table-cell table:style-name="Table2.A1" office:value-type="string">
            <text:p text:style-name="P20">Testcase</text:p>
          </table:table-cell>
          <table:table-cell table:style-name="Table2.A1" office:value-type="string">
            <text:p text:style-name="P20">Function</text:p>
          </table:table-cell>
          <table:table-cell table:style-name="Table2.D1" office:value-type="string">
            <text:p text:style-name="P20">Result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Email is Empty or Not</text:p>
          </table:table-cell>
          <table:table-cell table:style-name="Table2.A2" office:value-type="string">
            <text:p text:style-name="P20"><text:s text:c="13"/><text:span text:style-name="T4">{</text:span></text:p>
            <text:p text:style-name="P20"/>
            <text:p text:style-name="P20"><text:s text:c="14"/><text:span text:style-name="T4">}</text:span></text:p>
          </table:table-cell>
          <table:table-cell table:style-name="Table2.D2" office:value-type="string">
            <text:p text:style-name="P27">Fail</text:p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Email is Empty or Not</text:p>
          </table:table-cell>
          <table:table-cell table:style-name="Table2.A2" office:value-type="string">
            <text:p text:style-name="P20">if(“Email is E<text:span text:style-name="T4">mpty</text:span>”)</text:p>
            <text:p text:style-name="P22"><text:s text:c="3"/>alert(“Enter Email”)</text:p>
            <text:p text:style-name="P22">else</text:p>
            <text:p text:style-name="P20"><text:s text:c="4"/>return true</text:p>
          </table:table-cell>
          <table:table-cell table:style-name="Table2.D2" office:value-type="string">
            <text:p text:style-name="P20">Pass</text:p>
          </table:table-cell>
        </table:table-row>
        <table:table-row>
          <table:table-cell table:style-name="Table2.A2" office:value-type="string">
            <text:p text:style-name="P27">3</text:p>
          </table:table-cell>
          <table:table-cell table:style-name="Table2.A2" office:value-type="string">
            <text:p text:style-name="P27">Email contains ‘@’</text:p>
          </table:table-cell>
          <table:table-cell table:style-name="Table2.A2" office:value-type="string">
            <text:p text:style-name="P22">if(“Email is E<text:span text:style-name="T4">mpty</text:span>”)</text:p>
            <text:p text:style-name="P22"><text:s text:c="3"/>alert(“Enter Email”)</text:p>
            <text:p text:style-name="P22">else</text:p>
            <text:p text:style-name="P27">if(“Email contain @”){</text:p>
            <text:p text:style-name="P22"><text:s/><text:span text:style-name="T4">}</text:span></text:p>
            <text:p text:style-name="P27">else</text:p>
            <text:p text:style-name="P27"><text:s text:c="4"/>alert(“Invalid <text:s text:c="9"/>Email”)</text:p>
          </table:table-cell>
          <table:table-cell table:style-name="Table2.D2" office:value-type="string">
            <text:p text:style-name="P27">Fail</text:p>
          </table:table-cell>
        </table:table-row>
        <table:table-row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27">Email should contain ‘@’</text:p>
          </table:table-cell>
          <table:table-cell table:style-name="Table2.A2" office:value-type="string">
            <text:p text:style-name="P22">if(“Email is E<text:span text:style-name="T4">mpty</text:span>”)</text:p>
            <text:p text:style-name="P22"><text:s text:c="3"/>alert(“Enter Email”)</text:p>
            <text:p text:style-name="P22">else<text:span text:style-name="T5">{</text:span></text:p>
            <text:p text:style-name="P27"><text:s text:c="3"/>if(“Email <text:span text:style-name="T5">not</text:span> contain <text:s text:c="2"/>@”){</text:p>
            <text:p text:style-name="P23"><text:s text:c="8"/><text:span text:style-name="T4">alert(“Invalid <text:s text:c="3"/>Email”)</text:span> <text:s text:c="3"/></text:p>
            <text:p text:style-name="P22"><text:span text:style-name="T4"><text:s text:c="3"/>}</text:span></text:p>
            <text:p text:style-name="P27"><text:s text:c="3"/>else</text:p>
            <text:p text:style-name="P28"><text:s text:c="5"/>return true</text:p>
            <text:p text:style-name="P27"><text:s text:c="2"/><text:span text:style-name="T5">}</text:span></text:p>
          </table:table-cell>
          <table:table-cell table:style-name="Table2.D2" office:value-type="string">
            <text:p text:style-name="P27">Pass</text:p>
          </table:table-cell>
        </table:table-row>
        <table:table-row>
          <table:table-cell table:style-name="Table2.A2" office:value-type="string">
            <text:p text:style-name="P27">5</text:p>
          </table:table-cell>
          <table:table-cell table:style-name="Table2.A2" office:value-type="string">
            <text:p text:style-name="P27">Email contains “Space“</text:p>
          </table:table-cell>
          <table:table-cell table:style-name="Table2.A2" office:value-type="string">
            <text:p text:style-name="P22">if(“Email is E<text:span text:style-name="T4">mpty</text:span>”)</text:p>
            <text:p text:style-name="P22"><text:s text:c="3"/>alert(“Enter Email”)</text:p>
            <text:p text:style-name="P22">else<text:span text:style-name="T5">{</text:span></text:p>
            <text:p text:style-name="P27"><text:s text:c="3"/>if(“Email <text:span text:style-name="T5">not</text:span> contain @”){</text:p>
            <text:p text:style-name="P22"><text:s text:c="6"/><text:span text:style-name="T5">alert(“Enter valid Email”)</text:span></text:p>
            <text:p text:style-name="P22"><text:span text:style-name="T4"><text:s text:c="3"/>}</text:span></text:p>
            <text:p text:style-name="P27"><text:s text:c="3"/>else</text:p>
            <text:p text:style-name="P27"><text:s text:c="6"/><text:span text:style-name="T5">if(“Email contains space”){</text:span></text:p>
            <text:p text:style-name="P27"><text:s text:c="5"/><text:span text:style-name="T5">}</text:span> </text:p>
            <text:p text:style-name="P27"><text:s text:c="6"/><text:span text:style-name="T5">else</text:span></text:p>
            <text:p text:style-name="P27"><text:s text:c="9"/><text:span text:style-name="T5">return true</text:span></text:p>
          </table:table-cell>
          <table:table-cell table:style-name="Table2.D2" office:value-type="string">
            <text:p text:style-name="P30">Fail</text:p>
          </table:table-cell>
        </table:table-row>
        <table:table-row>
          <table:table-cell table:style-name="Table2.A2" office:value-type="string">
            <text:p text:style-name="P30">6</text:p>
          </table:table-cell>
          <table:table-cell table:style-name="Table2.A2" office:value-type="string">
            <text:p text:style-name="P30">Email should <text:s/>not contain “space”</text:p>
          </table:table-cell>
          <table:table-cell table:style-name="Table2.A2" office:value-type="string">
            <text:p text:style-name="P23">if(“Email is E<text:span text:style-name="T4">mpty</text:span>”)</text:p>
            <text:p text:style-name="P23"><text:s text:c="3"/>alert(“Enter Email”)</text:p>
            <text:p text:style-name="P23">else<text:span text:style-name="T5">{</text:span></text:p>
            <text:p text:style-name="P28"><text:s text:c="3"/>if(“Email <text:span text:style-name="T6">not </text:span>contain @”){</text:p>
            <text:p text:style-name="P23"><text:s text:c="3"/><text:span text:style-name="T6">alert(“Invalid Email”)</text:span></text:p>
            <text:p text:style-name="P23"><text:soft-page-break/><text:span text:style-name="T4"><text:s text:c="3"/>}</text:span></text:p>
            <text:p text:style-name="P28"><text:s text:c="3"/>else</text:p>
            <text:p text:style-name="P28"><text:s text:c="6"/><text:span text:style-name="T5">if(“Email contains space”){</text:span></text:p>
            <text:p text:style-name="P28"><text:s text:c="5"/><text:span text:style-name="T5">alert(“Invalid Email”)</text:span></text:p>
            <text:p text:style-name="P28"><text:s text:c="5"/><text:span text:style-name="T5">}</text:span></text:p>
            <text:p text:style-name="P28"><text:s text:c="6"/><text:span text:style-name="T5">else</text:span></text:p>
            <text:p text:style-name="P28"><text:s text:c="9"/><text:span text:style-name="T5">return true</text:span></text:p>
          </table:table-cell>
          <table:table-cell table:style-name="Table2.D2" office:value-type="string">
            <text:p text:style-name="P30">Pass</text:p>
          </table:table-cell>
        </table:table-row>
        <table:table-row>
          <table:table-cell table:style-name="Table2.A2" office:value-type="string">
            <text:p text:style-name="P30">7</text:p>
          </table:table-cell>
          <table:table-cell table:style-name="Table2.A2" office:value-type="string">
            <text:p text:style-name="P30">Email contains “.com”</text:p>
          </table:table-cell>
          <table:table-cell table:style-name="Table2.A2" office:value-type="string">
            <text:p text:style-name="P24">if(“Email is E<text:span text:style-name="T4">mpty</text:span>”)</text:p>
            <text:p text:style-name="P24"><text:s text:c="3"/>alert(“Enter Email”)</text:p>
            <text:p text:style-name="P24">else<text:span text:style-name="T5">{</text:span></text:p>
            <text:p text:style-name="P29"><text:s text:c="3"/>if(“Email <text:span text:style-name="T6">not </text:span>contain @”){</text:p>
            <text:p text:style-name="P24"><text:s text:c="3"/><text:span text:style-name="T6">alert(“Invalid Email”)</text:span></text:p>
            <text:p text:style-name="P24"><text:s text:c="4"/><text:span text:style-name="T6">}</text:span></text:p>
            <text:p text:style-name="P24"><text:s text:c="4"/><text:span text:style-name="T6">else{</text:span></text:p>
            <text:p text:style-name="P24"><text:s text:c="4"/><text:span text:style-name="T6">if(“Email contains space”){</text:span></text:p>
            <text:p text:style-name="P24"><text:s text:c="5"/><text:span text:style-name="T6">alert(“Invalid Email”)</text:span></text:p>
            <text:p text:style-name="P24"><text:s text:c="5"/><text:span text:style-name="T6">}</text:span></text:p>
            <text:p text:style-name="P24"><text:s text:c="5"/><text:span text:style-name="T6">if(“Email not contain ‘.com’”){</text:span></text:p>
            <text:p text:style-name="P24"><text:s text:c="5"/><text:span text:style-name="T6">alert(“Invalid Email”)</text:span></text:p>
            <text:p text:style-name="P24"><text:s text:c="5"/><text:span text:style-name="T6">}</text:span></text:p>
            <text:p text:style-name="P24"><text:s text:c="6"/><text:span text:style-name="T6">else{</text:span></text:p>
            <text:p text:style-name="P31"><text:s text:c="7"/>return true</text:p>
            <text:p text:style-name="P31"><text:s text:c="6"/>}</text:p>
            <text:p text:style-name="P24"><text:s text:c="4"/></text:p>
          </table:table-cell>
          <table:table-cell table:style-name="Table2.D2" office:value-type="string">
            <text:p text:style-name="P34">Pass</text:p>
          </table:table-cell>
        </table:table-row>
      </table:table>
      <text:p text:style-name="P3"/>
      <text:p text:style-name="P2"/>
      <text:p text:style-name="P4">Test cases for Password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1">1</text:p>
          </table:table-cell>
          <table:table-cell table:style-name="Table3.A1" office:value-type="string">
            <text:p text:style-name="P31">Password is Empty</text:p>
          </table:table-cell>
          <table:table-cell table:style-name="Table3.A1" office:value-type="string">
            <text:p text:style-name="P31">{</text:p>
            <text:p text:style-name="P31">}</text:p>
          </table:table-cell>
          <table:table-cell table:style-name="Table3.D1" office:value-type="string">
            <text:p text:style-name="P31">Fail</text:p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1">Password is not Empty</text:p>
          </table:table-cell>
          <table:table-cell table:style-name="Table3.A2" office:value-type="string">
            <text:p text:style-name="P32">if(“Password is empty”){</text:p>
            <text:p text:style-name="P32"><text:s text:c="2"/>alert(“Invalid Password”)</text:p>
            <text:p text:style-name="P32"><text:s/>}</text:p>
          </table:table-cell>
          <table:table-cell table:style-name="Table3.D2" office:value-type="string">
            <text:p text:style-name="P32">Pass</text:p>
          </table:table-cell>
        </table:table-row>
        <table:table-row>
          <table:table-cell table:style-name="Table3.A2" office:value-type="string">
            <text:p text:style-name="P32">3</text:p>
          </table:table-cell>
          <table:table-cell table:style-name="Table3.A2" office:value-type="string">
            <text:p text:style-name="P32">Password contain more than 6 characters</text:p>
          </table:table-cell>
          <table:table-cell table:style-name="Table3.A2" office:value-type="string">
            <text:p text:style-name="P32">if(“Password is empty”){</text:p>
            <text:p text:style-name="P32"><text:s text:c="2"/>alert(“Invalid Password”)</text:p>
            <text:p text:style-name="P32"><text:s/>}</text:p>
            <text:p text:style-name="P32">else{</text:p>
            <text:p text:style-name="P32"><text:s text:c="3"/>}</text:p>
          </table:table-cell>
          <table:table-cell table:style-name="Table3.D2" office:value-type="string">
            <text:p text:style-name="P32">Fail</text:p>
          </table:table-cell>
        </table:table-row>
        <table:table-row>
          <table:table-cell table:style-name="Table3.A2" office:value-type="string">
            <text:p text:style-name="P32">4</text:p>
          </table:table-cell>
          <table:table-cell table:style-name="Table3.A2" office:value-type="string">
            <text:p text:style-name="P32">Password should contain at least 6 <text:soft-page-break/>characters</text:p>
          </table:table-cell>
          <table:table-cell table:style-name="Table3.A2" office:value-type="string">
            <text:p text:style-name="P32">if(“Password is empty”){</text:p>
            <text:p text:style-name="P32"><text:soft-page-break/><text:s text:c="2"/>alert(“Invalid Password”)</text:p>
            <text:p text:style-name="P32"><text:s/>}</text:p>
            <text:p text:style-name="P32">else{</text:p>
            <text:p text:style-name="P32"><text:s text:c="3"/>if(“Password contains less than 6 chars”)</text:p>
            <text:p text:style-name="P32"><text:s text:c="4"/>alert(“invalid password”)</text:p>
            <text:p text:style-name="P32"><text:s text:c="3"/>}</text:p>
          </table:table-cell>
          <table:table-cell table:style-name="Table3.D2" office:value-type="string">
            <text:p text:style-name="P32">Pass</text:p>
          </table:table-cell>
        </table:table-row>
        <table:table-row>
          <table:table-cell table:style-name="Table3.A2" office:value-type="string">
            <text:p text:style-name="P32">5</text:p>
          </table:table-cell>
          <table:table-cell table:style-name="Table3.A2" office:value-type="string">
            <text:p text:style-name="P32">Password contain numbers,<text:span text:style-name="T7">special chars</text:span> </text:p>
          </table:table-cell>
          <table:table-cell table:style-name="Table3.A2" office:value-type="string">
            <text:p text:style-name="P8">if(“Password is Empty”){</text:p>
            <text:p text:style-name="P6">alert(“Invalid Password”)</text:p>
            <text:p text:style-name="P32"><text:s/>}</text:p>
            <text:p text:style-name="P32">else{</text:p>
            <text:p text:style-name="P32"><text:s text:c="3"/>if(“Password contains less than 6 chars”)</text:p>
            <text:p text:style-name="P32"><text:s text:c="4"/>alert(“invalid password”)</text:p>
            <text:p text:style-name="P32"><text:s text:c="3"/>}</text:p>
            <text:p text:style-name="P32"><text:s text:c="3"/><text:span text:style-name="T7">if(“Password contains numbers”){</text:span></text:p>
            <text:p text:style-name="P32"><text:s text:c="4"/><text:span text:style-name="T7">}</text:span></text:p>
          </table:table-cell>
          <table:table-cell table:style-name="Table3.D2" office:value-type="string">
            <text:p text:style-name="P34">Fail</text:p>
          </table:table-cell>
        </table:table-row>
        <table:table-row>
          <table:table-cell table:style-name="Table3.A2" office:value-type="string">
            <text:p text:style-name="P34">6</text:p>
          </table:table-cell>
          <table:table-cell table:style-name="Table3.A2" office:value-type="string">
            <text:p text:style-name="P34">Password should contain number ,special</text:p>
            <text:p text:style-name="P34">characters</text:p>
          </table:table-cell>
          <table:table-cell table:style-name="Table3.A2" office:value-type="string">
            <text:p text:style-name="P8">if(“Password is Empty”){</text:p>
            <text:p text:style-name="P7">alert(“Invalid Password”)</text:p>
            <text:p text:style-name="P33"><text:s/>}</text:p>
            <text:p text:style-name="P33">else{</text:p>
            <text:p text:style-name="P33"><text:s text:c="3"/>if(“Password contains less than 6 chars”)</text:p>
            <text:p text:style-name="P33"><text:s text:c="4"/>alert(“invalid password”)</text:p>
            <text:p text:style-name="P33"><text:s text:c="3"/>}</text:p>
            <text:p text:style-name="P33"><text:s text:c="3"/><text:span text:style-name="T7">if(“Password not contains numbers,special chars”) {</text:span></text:p>
            <text:p text:style-name="P33"><text:s text:c="4"/><text:span text:style-name="T7">alert(“Invalid Password”)</text:span></text:p>
            <text:p text:style-name="P33"><text:s text:c="4"/><text:span text:style-name="T7">}</text:span></text:p>
            <text:p text:style-name="P33"><text:s text:c="4"/><text:span text:style-name="T7">else</text:span></text:p>
            <text:p text:style-name="P33"><text:s text:c="5"/><text:span text:style-name="T7">return true}</text:span></text:p>
          </table:table-cell>
          <table:table-cell table:style-name="Table3.D2" office:value-type="string">
            <text:p text:style-name="P34">Pass</text:p>
          </table:table-cell>
        </table:table-row>
      </table:table>
      <text:p text:style-name="P4"/>
      <text:p text:style-name="P4"/>
      <text:p text:style-name="P5">Test cases for Submit Button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5">Name is Empty</text:p>
          </table:table-cell>
          <table:table-cell table:style-name="Table4.A1" office:value-type="string">
            <text:p text:style-name="P35">if(“Name is Empty”){</text:p>
            <text:p text:style-name="P35">}</text:p>
          </table:table-cell>
          <table:table-cell table:style-name="Table4.D1" office:value-type="string">
            <text:p text:style-name="P35">Fail</text:p>
          </table:table-cell>
        </table:table-row>
        <table:table-row>
          <table:table-cell table:style-name="Table4.A2" office:value-type="string">
            <text:p text:style-name="P35">2</text:p>
          </table:table-cell>
          <table:table-cell table:style-name="Table4.A2" office:value-type="string">
            <text:p text:style-name="P35">Name should not be empty</text:p>
          </table:table-cell>
          <table:table-cell table:style-name="Table4.A2" office:value-type="string">
            <text:p text:style-name="P35">if(“Name is empty”){</text:p>
            <text:p text:style-name="P35"/>
            <text:p text:style-name="P35"><text:soft-page-break/>alert(“<text:span text:style-name="T8">Invalid Name</text:span>”)</text:p>
          </table:table-cell>
          <table:table-cell table:style-name="Table4.D2" office:value-type="string">
            <text:p text:style-name="P36">Pass</text:p>
          </table:table-cell>
        </table:table-row>
        <table:table-row>
          <table:table-cell table:style-name="Table4.A2" office:value-type="string">
            <text:p text:style-name="P36">3</text:p>
          </table:table-cell>
          <table:table-cell table:style-name="Table4.A2" office:value-type="string">
            <text:p text:style-name="P36">Email is Empty</text:p>
          </table:table-cell>
          <table:table-cell table:style-name="Table4.A2" office:value-type="string">
            <text:p text:style-name="P36">if(“Name is Empty”) {</text:p>
            <text:p text:style-name="P36"><text:s text:c="2"/>alert(“Invalid Name”)</text:p>
            <text:p text:style-name="P36">else{</text:p>
            <text:p text:style-name="P36"><text:s text:c="2"/>if(“Email is Empty”){</text:p>
            <text:p text:style-name="P36"><text:s text:c="4"/>}</text:p>
          </table:table-cell>
          <table:table-cell table:style-name="Table4.D2" office:value-type="string">
            <text:p text:style-name="P36">Fail</text:p>
          </table:table-cell>
        </table:table-row>
        <table:table-row>
          <table:table-cell table:style-name="Table4.A2" office:value-type="string">
            <text:p text:style-name="P36">4</text:p>
          </table:table-cell>
          <table:table-cell table:style-name="Table4.A2" office:value-type="string">
            <text:p text:style-name="P36">Email should not be Empty</text:p>
          </table:table-cell>
          <table:table-cell table:style-name="Table4.A2" office:value-type="string">
            <text:p text:style-name="P37">if(“Name is Empty”) {</text:p>
            <text:p text:style-name="P37"><text:s text:c="2"/>alert(“Invalid Name”)</text:p>
            <text:p text:style-name="P37">else{</text:p>
            <text:p text:style-name="P37"><text:s text:c="2"/>if(“Email is Empty”){</text:p>
            <text:p text:style-name="P37"><text:s text:c="3"/><text:span text:style-name="T9">alert(“Invalid Email”)</text:span> </text:p>
            <text:p text:style-name="P37"><text:s text:c="2"/>}</text:p>
          </table:table-cell>
          <table:table-cell table:style-name="Table4.D2" office:value-type="string">
            <text:p text:style-name="P38">Pass</text:p>
          </table:table-cell>
        </table:table-row>
        <table:table-row>
          <table:table-cell table:style-name="Table4.A2" office:value-type="string">
            <text:p text:style-name="P38">5</text:p>
          </table:table-cell>
          <table:table-cell table:style-name="Table4.A2" office:value-type="string">
            <text:p text:style-name="P38">Password is Empty</text:p>
          </table:table-cell>
          <table:table-cell table:style-name="Table4.A2" office:value-type="string">
            <text:p text:style-name="P37">if(“Name is Empty”) {</text:p>
            <text:p text:style-name="P37"><text:s text:c="2"/>alert(“Invalid Name”)</text:p>
            <text:p text:style-name="P37">else{</text:p>
            <text:p text:style-name="P37"><text:s text:c="2"/>if(“Email is Empty”){</text:p>
            <text:p text:style-name="P37"><text:s text:c="3"/><text:span text:style-name="T9">alert(“Invalid Email”)</text:span> </text:p>
            <text:p text:style-name="P37"><text:s text:c="2"/>}</text:p>
          </table:table-cell>
          <table:table-cell table:style-name="Table4.D2" office:value-type="string">
            <text:p text:style-name="P38">Fail</text:p>
          </table:table-cell>
        </table:table-row>
        <table:table-row>
          <table:table-cell table:style-name="Table4.A2" office:value-type="string">
            <text:p text:style-name="P38">6</text:p>
          </table:table-cell>
          <table:table-cell table:style-name="Table4.A2" office:value-type="string">
            <text:p text:style-name="P38">Password is Empty</text:p>
          </table:table-cell>
          <table:table-cell table:style-name="Table4.A2" office:value-type="string">
            <text:p text:style-name="P37">if(“Name is Empty”) {</text:p>
            <text:p text:style-name="P37"><text:s text:c="2"/>alert(“Invalid Name”)</text:p>
            <text:p text:style-name="P37">else{</text:p>
            <text:p text:style-name="P37"><text:s text:c="2"/>if(“Email is Empty”){</text:p>
            <text:p text:style-name="P37"><text:s text:c="3"/><text:span text:style-name="T9">alert(“Invalid Email”)</text:span> </text:p>
            <text:p text:style-name="P37"><text:s text:c="2"/>}</text:p>
            <text:p text:style-name="P37"><text:s text:c="3"/><text:span text:style-name="T9">else{</text:span></text:p>
            <text:p text:style-name="P37"><text:s text:c="4"/><text:span text:style-name="T9">if(“Password is Empty”){</text:span></text:p>
            <text:p text:style-name="P37"><text:s text:c="3"/><text:span text:style-name="T9">alert(“Invalid Password”)</text:span></text:p>
            <text:p text:style-name="P37"><text:s text:c="4"/><text:span text:style-name="T9">}</text:span></text:p>
            <text:p text:style-name="P37"><text:s text:c="4"/><text:span text:style-name="T9">else{</text:span></text:p>
            <text:p text:style-name="P37"><text:s text:c="7"/><text:span text:style-name="T9">return true</text:span></text:p>
            <text:p text:style-name="P37"><text:s text:c="5"/><text:span text:style-name="T9">}</text:span></text:p>
            <text:p text:style-name="P38">}</text:p>
          </table:table-cell>
          <table:table-cell table:style-name="Table4.D2" office:value-type="string"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55:44.896516396</meta:creation-date>
    <dc:date>2018-10-18T18:36:40.209396034</dc:date>
    <meta:editing-duration>PT7M2S</meta:editing-duration>
    <meta:editing-cycles>2</meta:editing-cycles>
    <meta:generator>LibreOffice/5.1.6.2$Linux_X86_64 LibreOffice_project/10m0$Build-2</meta:generator>
    <meta:document-statistic meta:table-count="4" meta:image-count="0" meta:object-count="0" meta:page-count="5" meta:paragraph-count="259" meta:word-count="528" meta:character-count="3883" meta:non-whitespace-character-count="3096"/>
  </office:meta>
</office:document-meta>
</file>